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style:font-name="Arial Black1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1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/>
      <style:text-properties style:font-name="Arial Black"/>
    </style:style>
    <style:style style:name="P5" style:family="paragraph">
      <style:paragraph-properties fo:margin-left="0cm" fo:margin-right="0cm" fo:text-align="center" fo:text-indent="0cm"/>
      <style:text-properties fo:color="#ffffff" style:font-name="Arial Black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  <style:text-properties style:font-name="Arial Black1" fo:font-size="58pt" style:font-size-asian="58pt" style:font-size-complex="58pt"/>
    </style:style>
    <style:style style:name="P8" style:family="paragraph">
      <style:paragraph-properties fo:margin-left="0cm" fo:margin-right="0cm" fo:text-indent="0cm"/>
      <style:text-properties fo:color="#ffffff" style:font-name="Arial Black1" fo:font-size="58pt" fo:font-weight="bold" style:font-size-asian="58pt" style:font-size-complex="58pt"/>
    </style:style>
    <style:style style:name="P9" style:family="paragraph">
      <style:paragraph-properties fo:margin-left="0cm" fo:margin-right="0cm" fo:text-indent="0cm"/>
      <style:text-properties style:font-name="Arial Black" fo:font-size="58pt" style:font-size-asian="58pt" style:font-size-complex="58pt"/>
    </style:style>
    <style:style style:name="P10" style:family="paragraph">
      <style:paragraph-properties fo:margin-left="0cm" fo:margin-right="0cm" fo:text-indent="0cm"/>
      <style:text-properties fo:color="#ffffff" style:font-name="Arial Black" fo:font-size="58pt" fo:font-weight="bold" style:font-size-asian="58pt" style:font-size-complex="58pt"/>
    </style:style>
    <style:style style:name="T1" style:family="text">
      <style:text-properties fo:color="#ffffff" style:font-name="Arial Black1" fo:font-size="60pt" fo:font-weight="bold"/>
    </style:style>
    <style:style style:name="T2" style:family="text">
      <style:text-properties fo:color="#ffffff" style:font-name="Arial Black" fo:font-size="60pt" fo:font-weight="bold"/>
    </style:style>
    <style:style style:name="T3" style:family="text">
      <style:text-properties fo:color="#ffffff" style:font-name="Arial Black1" fo:font-size="58pt" fo:font-weight="bold" style:font-size-asian="58pt" style:font-size-complex="58pt"/>
    </style:style>
    <style:style style:name="T4" style:family="text">
      <style:text-properties fo:color="#ffffff" style:font-name="Arial Black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 na cześć Pana</text:span><text:span text:style-name="T1"><text:line-break/></text:span><text:span text:style-name="T1">wszystkie ziemie,</text:span><text:span text:style-name="T1"><text:line-break/></text:span><text:span text:style-name="T1">wśród okrzyków 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2">1. Wiedzcie,</text:span><text:span text:style-name="T2"><text:line-break/></text:span><text:span text:style-name="T2">że Pan jest Bogiem,</text:span><text:span text:style-name="T2"><text:line-break/></text:span><text:span text:style-name="T2">On sam stworzył nas.</text:span><text:span text:style-name="T2"><text:line-break/></text:span><text:span text:style-name="T2">Jesteśmy Jego ludem,</text:span><text:span text:style-name="T2"><text:line-break/></text:span><text:span text:style-name="T2">jesteśmy Jego własn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krzykujcie na cześć Pana</text:span><text:span text:style-name="T1"><text:line-break/></text:span><text:span text:style-name="T1">wszystkie ziemie,</text:span><text:span text:style-name="T1"><text:line-break/></text:span><text:span text:style-name="T1">wśród okrzyków 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-0.001cm" svg:y="-0.002cm" presentation:class="title" presentation:user-transformed="true">
          <draw:text-box>
            <text:p text:style-name="P7"><text:span text:style-name="T3">2. W Jego bramy</text:span><text:span text:style-name="T3"><text:line-break/></text:span><text:span text:style-name="T3">wstępujcie z dziękczynieniem,</text:span><text:span text:style-name="T3"><text:line-break/></text:span><text:span text:style-name="T3">wśród hymnów</text:span><text:span text:style-name="T3"><text:line-break/></text:span><text:span text:style-name="T3">w Jego przedsionki.</text:span><text:span text:style-name="T3"><text:line-break/></text:span><text:span text:style-name="T3">Błogosławcie Imię Jego,</text:span><text:span text:style-name="T3"><text:line-break/></text:span><text:span text:style-name="T3">chwalcie Pana dzi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krzykujcie na cześć Pana</text:span><text:span text:style-name="T1"><text:line-break/></text:span><text:span text:style-name="T1">wszystkie ziemie,</text:span><text:span text:style-name="T1"><text:line-break/></text:span><text:span text:style-name="T1">wśród okrzyków 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0" draw:layer="layout" svg:width="28cm" svg:height="21cm" svg:x="-0.001cm" svg:y="-0.001cm" presentation:class="title" presentation:user-transformed="true">
          <draw:text-box>
            <text:p text:style-name="P9"><text:span text:style-name="T4">3. Albowiem</text:span><text:span text:style-name="T4"><text:line-break/></text:span><text:span text:style-name="T4">dobry jest Pan,</text:span><text:span text:style-name="T4"><text:line-break/></text:span><text:span text:style-name="T4">łaskawość Jego</text:span><text:span text:style-name="T4"><text:line-break/></text:span><text:span text:style-name="T4">na wieki, Albowiem</text:span><text:span text:style-name="T4"><text:line-break/></text:span><text:span text:style-name="T4">dobry jest Pan,</text:span><text:span text:style-name="T4"><text:line-break/></text:span><text:span text:style-name="T4">Jego wierność</text:span><text:span text:style-name="T4"><text:line-break/></text:span><text:span text:style-name="T4">przez pokole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krzykujcie na cześć Pana</text:span><text:span text:style-name="T1"><text:line-break/></text:span><text:span text:style-name="T1">wszystkie ziemie,</text:span><text:span text:style-name="T1"><text:line-break/></text:span><text:span text:style-name="T1">wśród okrzyków 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30T17:03:52</meta:creation-date>
    <dc:date>2013-09-17T20:21:54.797000000</dc:date>
    <dc:language>pl-PL</dc:language>
    <meta:editing-cycles>6</meta:editing-cycles>
    <meta:editing-duration>PT5M13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